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5.767cm"/>
    </style:style>
    <style:style style:name="co4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Solution no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atency (ns)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Description ( Initialize module- no unroll)</text:p>
          </table:table-cell>
          <table:table-cell office:value-type="string" calcext:value-type="string">
            <text:p>Num slots</text:p>
          </table:table-cell>
          <table:table-cell office:value-type="string" calcext:value-type="string">
            <text:p>Target Tclk (ns)</text:p>
          </table:table-cell>
          <table:table-cell office:value-type="string" calcext:value-type="string">
            <text:p>Verified cosim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1323" calcext:value-type="float">
            <text:p>13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ore row_len_arr,compute,output_write- unroll and CISR decode- pipeli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1330" calcext:value-type="float">
            <text:p>1330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Only compute and output_write have unroll pragmas(Store row_len_arr, CISR decode is pipelined automatically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1713" calcext:value-type="float">
            <text:p>1713</text:p>
          </table:table-cell>
          <table:table-cell office:value-type="float" office:value="2355" calcext:value-type="float">
            <text:p>2355</text:p>
          </table:table-cell>
          <table:table-cell table:style-name="ce2" office:value-type="string" calcext:value-type="string">
            <text:p>Store row_len_arr,compute,output_write <text:s/>and CISR decode-- unroll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1627" calcext:value-type="float">
            <text:p>1627</text:p>
          </table:table-cell>
          <table:table-cell table:style-name="ce2" office:value-type="string" calcext:value-type="string">
            <text:p>Only compute and output_write have unroll pragmas(Store row_len_arr, CISR decode is pipelined automatically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634" calcext:value-type="float">
            <text:p>1634</text:p>
          </table:table-cell>
          <table:table-cell table:style-name="ce2" office:value-type="string" calcext:value-type="string">
            <text:p>Store row_len_arr,compute,output_write <text:s/>and CISR decode-- unrol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olutions 3,5 and 1,2, 6 are separately pareto optimal wrt Latency vs FF usage vs LUT usa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ra:</text:p>
          </table:table-cell>
          <table:table-cell table:number-columns-repeated="102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string" calcext:value-type="string">
            <text:p>Store row_len_arr,compute,output_write- unroll and CISR decode- pipeli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23:23:26.077122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0:02:41.866148095</meta:creation-date>
    <dc:date>2022-05-10T00:10:43.867993443</dc:date>
    <meta:editing-duration>PT9H7M27S</meta:editing-duration>
    <meta:editing-cycles>9</meta:editing-cycles>
    <meta:generator>LibreOffice/6.4.7.2$Linux_X86_64 LibreOffice_project/40$Build-2</meta:generator>
    <meta:document-statistic meta:table-count="1" meta:cell-count="65" meta:object-count="0"/>
  </office:meta>
</office:document-meta>
</file>